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5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ROTECT ME! (25:1-3, 15-2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ILOT ME! (25:4-5, 8-10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PARDON ME! (25:6-7, 11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PARDON ME! (25:6-7, 11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What (25:6-7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Why (25:11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25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PROTECT ME! (25:1-3, 15-2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PILOT ME! (25:4-5, 8-1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PARDON ME! (25:6-7, 11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PROSPER ME! (25:12-14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5 </dc:title>
    <meta:initial-creator>David STRICKLAND</meta:initial-creator>
    <dc:creator>David STRICKLAND</dc:creator>
    <meta:creation-date>2020-02-23T23:18:39Z</meta:creation-date>
    <dc:date>2020-02-23T23:18:39Z</dc:date>
    <meta:template xlink:href="BibleStudy" xlink:type="simple"/>
    <meta:editing-cycles>1</meta:editing-cycles>
    <meta:editing-duration>PT0S</meta:editing-duration>
    <meta:document-statistic meta:paragraph-count="12" meta:word-count="76"/>
  </office:meta>
</office:document-meta>
</file>